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rabalho Prático 2</text:span></text:p>
            <text:p><text:span text:style-name="T1">Programação Modular</text:span></text:p>
            <text:p><text:span text:style-name="T1">Tema: Blackjack</text:span></text:p>
            <text:p/>
            <text:p><text:span text:style-name="T2">Integrantes:</text:span></text:p>
            <text:p><text:span text:style-name="T2">Marina Moreira</text:span></text:p>
            <text:p><text:span text:style-name="T2">Ronald Perei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Apresentação do tema</text:p>
          </draw:text-box>
        </draw:frame>
        <draw:frame presentation:style-name="pr4" draw:text-style-name="P3" draw:layer="layout" svg:width="25.199cm" svg:height="12.179cm" svg:x="1.4cm" svg:y="4.914cm">
          <draw:text-box>
            <text:p text:style-name="P2">O Blackjack é um jogo de cassino inventado em…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7:41:39.542814563</meta:creation-date>
    <dc:date>2017-05-09T17:45:19.851312934</dc:date>
    <meta:editing-duration>PT3M42S</meta:editing-duration>
    <meta:editing-cycles>1</meta:editing-cycles>
    <meta:document-statistic meta:object-count="37"/>
    <meta:generator>LibreOffice/5.1.6.2$Linux_X86_64 LibreOffice_project/10m0$Build-2</meta:generator>
  </office:meta>
</office:document-meta>
</file>